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>
            <text:p>Top Dormant for 8 years Bitcoin Addresses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Balance</text:p>
          </table:table-cell>
          <table:table-cell table:style-name="ce1" office:value-type="string">
            <text:p>% of coins</text:p>
          </table:table-cell>
          <table:table-cell table:style-name="ce1" office:value-type="string">
            <text:p>First In</text:p>
          </table:table-cell>
          <table:table-cell table:style-name="ce1" office:value-type="string">
            <text:p>Last In</text:p>
          </table:table-cell>
          <table:table-cell table:style-name="ce1" office:value-type="string">
            <text:p>Number Of Ins</text:p>
          </table:table-cell>
          <table:table-cell table:style-name="ce1" office:value-type="string">
            <text:p>First Out</text:p>
          </table:table-cell>
          <table:table-cell table:style-name="ce1" office:value-type="string">
            <text:p>Last Out</text:p>
          </table:table-cell>
          <table:table-cell table:style-name="ce1" office:value-type="string">
            <text:p>Number Of Ou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s://bitinfocharts.com/bitcoin/address/1FeexV6bAHb8ybZjqQMjJrcCrHGW9sb6uF">1FeexV6bAHb8ybZjqQMjJrcCrHGW9sb6uF</text:a></text:p>
          </table:table-cell>
          <table:table-cell office:value-type="string">
            <text:p>79,957 BTC ($319,236,525 USD)</text:p>
          </table:table-cell>
          <table:table-cell office:value-type="percentage" office:value="0.0045437">
            <text:p>0.45%</text:p>
          </table:table-cell>
          <table:table-cell office:value-type="date" office:date-value="2011-03-01T10:26:19">
            <text:p>01/03/11 10:26</text:p>
          </table:table-cell>
          <table:table-cell office:value-type="date" office:date-value="2019-03-14T16:54:50">
            <text:p>14/03/19 16:54</text:p>
          </table:table-cell>
          <table:table-cell office:value-type="float" office:value="263">
            <text:p>263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s://bitinfocharts.com/bitcoin/address/12ib7dApVFvg82TXKycWBNpN8kFyiAN1dr">12ib7dApVFvg82TXKycWBNpN8kFyiAN1dr</text:a></text:p>
            <text:p><text:a xlink:href="https://bitinfocharts.com/bitcoin/wallet/967">wallet: 967</text:a></text:p>
          </table:table-cell>
          <table:table-cell office:value-type="string">
            <text:p>31,000 BTC ($123,770,646 USD)</text:p>
          </table:table-cell>
          <table:table-cell office:value-type="percentage" office:value="0.0017616">
            <text:p>0.18%</text:p>
          </table:table-cell>
          <table:table-cell office:value-type="date" office:date-value="2010-05-13T09:22:38">
            <text:p>13/05/10 09:22</text:p>
          </table:table-cell>
          <table:table-cell office:value-type="date" office:date-value="2019-03-15T08:44:04">
            <text:p>15/03/19 08:44</text:p>
          </table:table-cell>
          <table:table-cell office:value-type="float" office:value="85">
            <text:p>85</text:p>
          </table:table-cell>
          <table:table-cell table:style-name="ce4" office:value-type="date" office:date-value="2010-06-02T11:57:07">
            <text:p>02/06/10 11:57</text:p>
          </table:table-cell>
          <table:table-cell table:style-name="ce4" office:value-type="date" office:date-value="2010-07-25T00:35:23">
            <text:p>25/07/10 00:35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s://bitinfocharts.com/bitcoin/address/12tkqA9xSoowkzoERHMWNKsTey55YEBqkv">12tkqA9xSoowkzoERHMWNKsTey55YEBqkv</text:a></text:p>
          </table:table-cell>
          <table:table-cell office:value-type="string">
            <text:p>28,151 BTC ($112,395,700 USD)</text:p>
          </table:table-cell>
          <table:table-cell office:value-type="percentage" office:value="0.0015997">
            <text:p>0.16%</text:p>
          </table:table-cell>
          <table:table-cell office:value-type="date" office:date-value="2010-04-05T23:47:07">
            <text:p>05/04/10 23:47</text:p>
          </table:table-cell>
          <table:table-cell office:value-type="date" office:date-value="2019-03-15T08:44:04">
            <text:p>15/03/19 08:44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s://bitinfocharts.com/bitcoin/address/1PeizMg76Cf96nUQrYg8xuoZWLQozU5zGW">1PeizMg76Cf96nUQrYg8xuoZWLQozU5zGW</text:a></text:p>
          </table:table-cell>
          <table:table-cell office:value-type="string">
            <text:p>19,414 BTC ($77,513,904 USD)</text:p>
          </table:table-cell>
          <table:table-cell office:value-type="percentage" office:value="0.0011032">
            <text:p>0.11%</text:p>
          </table:table-cell>
          <table:table-cell office:value-type="date" office:date-value="2010-07-24T13:16:11">
            <text:p>24/07/10 13:16</text:p>
          </table:table-cell>
          <table:table-cell office:value-type="date" office:date-value="2019-03-15T08:44:04">
            <text:p>15/03/19 08:4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s://bitinfocharts.com/bitcoin/address/1HLvaTs3zR3oev9ya7Pzp3GB9Gqfg6XYJT">1HLvaTs3zR3oev9ya7Pzp3GB9Gqfg6XYJT</text:a></text:p>
          </table:table-cell>
          <table:table-cell office:value-type="string">
            <text:p>9,260 BTC ($36,971,416 USD)</text:p>
          </table:table-cell>
          <table:table-cell office:value-type="percentage" office:value="0.00052621">
            <text:p>0.05%</text:p>
          </table:table-cell>
          <table:table-cell office:value-type="date" office:date-value="2010-03-18T13:37:36">
            <text:p>18/03/10 13:37</text:p>
          </table:table-cell>
          <table:table-cell office:value-type="date" office:date-value="2019-03-15T13:06:15">
            <text:p>15/03/19 13:06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s://bitinfocharts.com/bitcoin/address/167ZWTT8n6s4ya8cGjqNNQjDwDGY31vmHg">167ZWTT8n6s4ya8cGjqNNQjDwDGY31vmHg</text:a></text:p>
          </table:table-cell>
          <table:table-cell office:value-type="string">
            <text:p>8,999 BTC ($35,929,365 USD)</text:p>
          </table:table-cell>
          <table:table-cell office:value-type="percentage" office:value="0.00051138">
            <text:p>0.05%</text:p>
          </table:table-cell>
          <table:table-cell office:value-type="date" office:date-value="2010-08-09T22:35:11">
            <text:p>09/08/10 22:35</text:p>
          </table:table-cell>
          <table:table-cell office:value-type="date" office:date-value="2019-03-15T13:06:15">
            <text:p>15/03/19 13:0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s://bitinfocharts.com/bitcoin/address/198aMn6ZYAczwrE5NvNTUMyJ5qkfy4g3Hi">198aMn6ZYAczwrE5NvNTUMyJ5qkfy4g3Hi</text:a></text:p>
          </table:table-cell>
          <table:table-cell office:value-type="string">
            <text:p>8,000 BTC ($31,940,751 USD)</text:p>
          </table:table-cell>
          <table:table-cell office:value-type="percentage" office:value="0.00045461">
            <text:p>0.05%</text:p>
          </table:table-cell>
          <table:table-cell office:value-type="date" office:date-value="2009-02-22T10:50:53">
            <text:p>22/02/09 10:50</text:p>
          </table:table-cell>
          <table:table-cell office:value-type="date" office:date-value="2019-03-15T13:06:15">
            <text:p>15/03/19 13:0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s://bitinfocharts.com/bitcoin/address/15Z5YJaaNSxeynvr6uW6jQZLwq3n1Hu6RX">15Z5YJaaNSxeynvr6uW6jQZLwq3n1Hu6RX</text:a></text:p>
            <text:p><text:a xlink:href="https://bitinfocharts.com/bitcoin/wallet/559">wallet: 559</text:a></text:p>
          </table:table-cell>
          <table:table-cell office:value-type="string">
            <text:p>7,941 BTC ($31,705,432 USD)</text:p>
          </table:table-cell>
          <table:table-cell office:value-type="percentage" office:value="0.00045126">
            <text:p>0.05%</text:p>
          </table:table-cell>
          <table:table-cell office:value-type="date" office:date-value="2010-04-10T17:02:35">
            <text:p>10/04/10 17:02</text:p>
          </table:table-cell>
          <table:table-cell office:value-type="date" office:date-value="2019-03-15T16:32:19">
            <text:p>15/03/19 16:32</text:p>
          </table:table-cell>
          <table:table-cell office:value-type="float" office:value="83">
            <text:p>83</text:p>
          </table:table-cell>
          <table:table-cell table:style-name="ce4" office:value-type="date" office:date-value="2010-04-10T19:15:16">
            <text:p>10/04/10 19:15</text:p>
          </table:table-cell>
          <table:table-cell table:style-name="ce4" office:value-type="date" office:date-value="2010-10-15T07:22:58">
            <text:p>15/10/10 07:22</text:p>
          </table:table-cell>
          <table:table-cell table:style-name="ce2" office:value-type="float" office:value="60">
            <text:p>6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s://bitinfocharts.com/bitcoin/address/1FJuzzQFVMbiMGw6JtcXefdD64amy7mSCF">1FJuzzQFVMbiMGw6JtcXefdD64amy7mSCF</text:a></text:p>
          </table:table-cell>
          <table:table-cell office:value-type="string">
            <text:p>6,999 BTC ($27,944,164 USD)</text:p>
          </table:table-cell>
          <table:table-cell office:value-type="percentage" office:value="0.00039773">
            <text:p>0.04%</text:p>
          </table:table-cell>
          <table:table-cell office:value-type="date" office:date-value="2010-11-08T16:32:00">
            <text:p>08/11/10 16:32</text:p>
          </table:table-cell>
          <table:table-cell office:value-type="date" office:date-value="2019-03-15T16:34:39">
            <text:p>15/03/19 16:3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s://bitinfocharts.com/bitcoin/address/1ALXLVNj7yKRU2Yki3K3yQGB5TBPof7jyo">1ALXLVNj7yKRU2Yki3K3yQGB5TBPof7jyo</text:a></text:p>
          </table:table-cell>
          <table:table-cell office:value-type="string">
            <text:p>4,000 BTC ($15,970,378 USD)</text:p>
          </table:table-cell>
          <table:table-cell office:value-type="percentage" office:value="0.0002273">
            <text:p>0.02%</text:p>
          </table:table-cell>
          <table:table-cell office:value-type="date" office:date-value="2010-07-25T00:35:23">
            <text:p>25/07/10 00:35</text:p>
          </table:table-cell>
          <table:table-cell office:value-type="date" office:date-value="2019-03-15T21:05:07">
            <text:p>15/03/19 21:0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s://bitinfocharts.com/bitcoin/address/15MZvKjqeNz4AVz2QrHumQcRJq2JVHjFUz">15MZvKjqeNz4AVz2QrHumQcRJq2JVHjFUz</text:a></text:p>
          </table:table-cell>
          <table:table-cell office:value-type="string">
            <text:p>3,963 BTC ($15,821,134 USD)</text:p>
          </table:table-cell>
          <table:table-cell office:value-type="percentage" office:value="0.00022518">
            <text:p>0.02%</text:p>
          </table:table-cell>
          <table:table-cell office:value-type="date" office:date-value="2011-01-13T13:30:16">
            <text:p>13/01/11 13:30</text:p>
          </table:table-cell>
          <table:table-cell office:value-type="date" office:date-value="2019-03-15T21:05:07">
            <text:p>15/03/19 21:0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s://bitinfocharts.com/bitcoin/address/1PTYXwamXXgQoAhDbmUf98rY2Pg1pYXhin">1PTYXwamXXgQoAhDbmUf98rY2Pg1pYXhin</text:a></text:p>
          </table:table-cell>
          <table:table-cell office:value-type="string">
            <text:p>3,233 BTC ($12,908,737 USD)</text:p>
          </table:table-cell>
          <table:table-cell office:value-type="percentage" office:value="0.00018373">
            <text:p>0.02%</text:p>
          </table:table-cell>
          <table:table-cell office:value-type="date" office:date-value="2010-02-17T07:13:38">
            <text:p>17/02/10 07:13</text:p>
          </table:table-cell>
          <table:table-cell office:value-type="date" office:date-value="2019-03-15T21:32:48">
            <text:p>15/03/19 21:3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s://bitinfocharts.com/bitcoin/address/19HhmfxGsznL8K7wXjZiFnhqddQucgfZzB">19HhmfxGsznL8K7wXjZiFnhqddQucgfZzB</text:a></text:p>
          </table:table-cell>
          <table:table-cell office:value-type="string">
            <text:p>3,000 BTC ($11,977,784 USD)</text:p>
          </table:table-cell>
          <table:table-cell office:value-type="percentage" office:value="0.00017048">
            <text:p>0.02%</text:p>
          </table:table-cell>
          <table:table-cell office:value-type="date" office:date-value="2010-12-07T13:23:16">
            <text:p>07/12/10 13:23</text:p>
          </table:table-cell>
          <table:table-cell office:value-type="date" office:date-value="2019-03-15T21:42:35">
            <text:p>15/03/19 21:4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s://bitinfocharts.com/bitcoin/address/19DdkMxutkLGY67REFPLu51imfxG9CUJLD">19DdkMxutkLGY67REFPLu51imfxG9CUJLD</text:a></text:p>
          </table:table-cell>
          <table:table-cell office:value-type="string">
            <text:p>2,616 BTC ($10,444,390 USD)</text:p>
          </table:table-cell>
          <table:table-cell office:value-type="percentage" office:value="0.00014865">
            <text:p>0.01%</text:p>
          </table:table-cell>
          <table:table-cell office:value-type="date" office:date-value="2010-09-29T18:57:51">
            <text:p>29/09/10 18:57</text:p>
          </table:table-cell>
          <table:table-cell office:value-type="date" office:date-value="2019-03-16T00:17:45">
            <text:p>16/03/19 00:1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s://bitinfocharts.com/bitcoin/address/1HjdiADVHew97yM8z4Vqs4iPwMyQHkkuhj">1HjdiADVHew97yM8z4Vqs4iPwMyQHkkuhj</text:a></text:p>
          </table:table-cell>
          <table:table-cell office:value-type="string">
            <text:p>2,200 BTC ($8,783,709 USD)</text:p>
          </table:table-cell>
          <table:table-cell office:value-type="percentage" office:value="0.00012502">
            <text:p>0.01%</text:p>
          </table:table-cell>
          <table:table-cell office:value-type="date" office:date-value="2010-02-06T18:45:17">
            <text:p>06/02/10 18:45</text:p>
          </table:table-cell>
          <table:table-cell office:value-type="date" office:date-value="2019-03-16T03:57:55">
            <text:p>16/03/19 03:5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s://bitinfocharts.com/bitcoin/address/13DyBwhpDw6152q1drbK2US5S3CdY1mRnU">13DyBwhpDw6152q1drbK2US5S3CdY1mRnU</text:a></text:p>
          </table:table-cell>
          <table:table-cell office:value-type="string">
            <text:p>2,100 BTC ($8,384,449 USD)</text:p>
          </table:table-cell>
          <table:table-cell office:value-type="percentage" office:value="0.00011933">
            <text:p>0.01%</text:p>
          </table:table-cell>
          <table:table-cell office:value-type="date" office:date-value="2010-07-19T08:27:34">
            <text:p>19/07/10 08:27</text:p>
          </table:table-cell>
          <table:table-cell office:value-type="date" office:date-value="2019-03-16T04:04:44">
            <text:p>16/03/19 04:0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s://bitinfocharts.com/bitcoin/address/1CkdZXJtpbxxX4QAzbRhiFNU3PkcsUsFzw">1CkdZXJtpbxxX4QAzbRhiFNU3PkcsUsFzw</text:a></text:p>
          </table:table-cell>
          <table:table-cell office:value-type="string">
            <text:p>2,066 BTC ($8,249,499 USD)</text:p>
          </table:table-cell>
          <table:table-cell office:value-type="percentage" office:value="0.00011741">
            <text:p>0.01%</text:p>
          </table:table-cell>
          <table:table-cell office:value-type="date" office:date-value="2011-03-07T17:40:21">
            <text:p>07/03/11 17:40</text:p>
          </table:table-cell>
          <table:table-cell office:value-type="date" office:date-value="2019-03-16T04:15:16">
            <text:p>16/03/19 04: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s://bitinfocharts.com/bitcoin/address/1Ek9Jj3Z3Bnipe3DnMq2otXG5iNjze66VR">1Ek9Jj3Z3Bnipe3DnMq2otXG5iNjze66VR</text:a></text:p>
          </table:table-cell>
          <table:table-cell office:value-type="string">
            <text:p>1,799 BTC ($7,183,637 USD)</text:p>
          </table:table-cell>
          <table:table-cell office:value-type="percentage" office:value="0.00010224">
            <text:p>0.01%</text:p>
          </table:table-cell>
          <table:table-cell office:value-type="date" office:date-value="2010-10-06T19:31:47">
            <text:p>06/10/10 19:31</text:p>
          </table:table-cell>
          <table:table-cell office:value-type="date" office:date-value="2019-03-16T05:34:01">
            <text:p>16/03/19 05: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s://bitinfocharts.com/bitcoin/address/1BVMFfPXJy2TY1x6wm8gow3N5Amw4Etm5h">1BVMFfPXJy2TY1x6wm8gow3N5Amw4Etm5h</text:a></text:p>
            <text:p><text:a xlink:href="https://bitinfocharts.com/bitcoin/wallet/1222">wallet: 1222</text:a></text:p>
          </table:table-cell>
          <table:table-cell office:value-type="string">
            <text:p>1,698 BTC ($6,780,385 USD)</text:p>
          </table:table-cell>
          <table:table-cell office:value-type="percentage" office:value="0.000096505">
            <text:p>0.01%</text:p>
          </table:table-cell>
          <table:table-cell office:value-type="date" office:date-value="2010-11-08T15:04:43">
            <text:p>08/11/10 15:04</text:p>
          </table:table-cell>
          <table:table-cell office:value-type="date" office:date-value="2019-03-16T05:44:25">
            <text:p>16/03/19 05:44</text:p>
          </table:table-cell>
          <table:table-cell office:value-type="float" office:value="8">
            <text:p>8</text:p>
          </table:table-cell>
          <table:table-cell table:number-columns-repeated="2" table:style-name="ce4" office:value-type="date" office:date-value="2010-11-08T16:32:00">
            <text:p>08/11/10 16:3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s://bitinfocharts.com/bitcoin/address/1D6iTqvbgcqenbkKNsFsi9zN21KH4KPPEa">1D6iTqvbgcqenbkKNsFsi9zN21KH4KPPEa</text:a></text:p>
          </table:table-cell>
          <table:table-cell office:value-type="string">
            <text:p>1,435 BTC ($5,728,580 USD)</text:p>
          </table:table-cell>
          <table:table-cell office:value-type="percentage" office:value="0.000081534">
            <text:p>0.01%</text:p>
          </table:table-cell>
          <table:table-cell office:value-type="date" office:date-value="2011-01-31T19:56:59">
            <text:p>31/01/11 19:56</text:p>
          </table:table-cell>
          <table:table-cell office:value-type="date" office:date-value="2019-03-16T06:22:33">
            <text:p>16/03/19 06:22</text:p>
          </table:table-cell>
          <table:table-cell office:value-type="float" office:value="14">
            <text:p>14</text:p>
          </table:table-cell>
          <table:table-cell table:number-columns-repeated="2" table:style-name="ce4" office:value-type="date" office:date-value="2011-02-03T04:21:54">
            <text:p>03/02/11 04:2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s://bitinfocharts.com/bitcoin/address/1MVLP2kRPNqz8VJUy83LstUoMQzUjgq4Zg">1MVLP2kRPNqz8VJUy83LstUoMQzUjgq4Zg</text:a></text:p>
          </table:table-cell>
          <table:table-cell office:value-type="string">
            <text:p>1,201 BTC ($4,793,709 USD)</text:p>
          </table:table-cell>
          <table:table-cell office:value-type="percentage" office:value="0.000068228">
            <text:p>0.01%</text:p>
          </table:table-cell>
          <table:table-cell office:value-type="date" office:date-value="2010-09-10T12:45:07">
            <text:p>10/09/10 12:45</text:p>
          </table:table-cell>
          <table:table-cell office:value-type="date" office:date-value="2019-03-16T07:22:36">
            <text:p>16/03/19 07:2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s://bitinfocharts.com/bitcoin/address/12vZGymxSfbXmYB6tHYS4oM8kMYYBxDZHx">12vZGymxSfbXmYB6tHYS4oM8kMYYBxDZHx</text:a></text:p>
          </table:table-cell>
          <table:table-cell office:value-type="string">
            <text:p>1,005 BTC ($4,012,558 USD)</text:p>
          </table:table-cell>
          <table:table-cell office:value-type="percentage" office:value="0.00005711">
            <text:p>0.01%</text:p>
          </table:table-cell>
          <table:table-cell office:value-type="date" office:date-value="2010-11-09T22:06:19">
            <text:p>09/11/10 22:06</text:p>
          </table:table-cell>
          <table:table-cell office:value-type="date" office:date-value="2019-03-16T08:32:44">
            <text:p>16/03/19 08: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s://bitinfocharts.com/bitcoin/address/14qdBdRTvT4i4QZ6iqRhrBj732x9EpoFQC">14qdBdRTvT4i4QZ6iqRhrBj732x9EpoFQC</text:a></text:p>
          </table:table-cell>
          <table:table-cell office:value-type="string">
            <text:p>1,001 BTC ($3,996,587 USD)</text:p>
          </table:table-cell>
          <table:table-cell office:value-type="percentage" office:value="0.000056883">
            <text:p>0.01%</text:p>
          </table:table-cell>
          <table:table-cell office:value-type="date" office:date-value="2010-10-04T08:33:45">
            <text:p>04/10/10 08:33</text:p>
          </table:table-cell>
          <table:table-cell office:value-type="date" office:date-value="2019-03-16T09:13:38">
            <text:p>16/03/19 09:1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s://bitinfocharts.com/bitcoin/address/14WWrJMGPo43mAoLXoH53pREAEUAFFW66T">14WWrJMGPo43mAoLXoH53pREAEUAFFW66T</text:a></text:p>
          </table:table-cell>
          <table:table-cell office:value-type="string">
            <text:p>1,000 BTC ($3,992,595 USD)</text:p>
          </table:table-cell>
          <table:table-cell office:value-type="percentage" office:value="0.000056826">
            <text:p>0.01%</text:p>
          </table:table-cell>
          <table:table-cell office:value-type="date" office:date-value="2010-07-22T16:44:53">
            <text:p>22/07/10 16:44</text:p>
          </table:table-cell>
          <table:table-cell office:value-type="date" office:date-value="2019-03-16T10:14:02">
            <text:p>16/03/19 10:1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s://bitinfocharts.com/bitcoin/address/1EGZ3HcxsG1Vf7YV355CGfN8eqZ5o6wqkY">1EGZ3HcxsG1Vf7YV355CGfN8eqZ5o6wqkY</text:a></text:p>
          </table:table-cell>
          <table:table-cell office:value-type="string">
            <text:p>905.00 BTC ($3,613,299 USD)</text:p>
          </table:table-cell>
          <table:table-cell office:value-type="percentage" office:value="0.000051428">
            <text:p>0.01%</text:p>
          </table:table-cell>
          <table:table-cell office:value-type="date" office:date-value="2010-06-13T19:25:52">
            <text:p>13/06/10 19:25</text:p>
          </table:table-cell>
          <table:table-cell office:value-type="date" office:date-value="2019-03-16T18:52:39">
            <text:p>16/03/19 18:5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s://bitinfocharts.com/bitcoin/address/1NS17iag9jJgTHD1VXjvLCEnZuQ3rJED9L">1NS17iag9jJgTHD1VXjvLCEnZuQ3rJED9L</text:a></text:p>
          </table:table-cell>
          <table:table-cell office:value-type="string">
            <text:p>900.85 BTC ($3,596,735 USD)</text:p>
          </table:table-cell>
          <table:table-cell office:value-type="percentage" office:value="0.000051192">
            <text:p>0.01%</text:p>
          </table:table-cell>
          <table:table-cell office:value-type="date" office:date-value="2010-09-10T18:58:56">
            <text:p>10/09/10 18:58</text:p>
          </table:table-cell>
          <table:table-cell office:value-type="date" office:date-value="2019-03-16T18:52:39">
            <text:p>16/03/19 18:52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s://bitinfocharts.com/bitcoin/address/137zjnSXZs7Wdhg8zCoAJHz3NPgX8WtPPv">137zjnSXZs7Wdhg8zCoAJHz3NPgX8WtPPv</text:a></text:p>
          </table:table-cell>
          <table:table-cell office:value-type="string">
            <text:p>895.65 BTC ($3,575,968 USD)</text:p>
          </table:table-cell>
          <table:table-cell office:value-type="percentage" office:value="0.000050896">
            <text:p>0.01%</text:p>
          </table:table-cell>
          <table:table-cell office:value-type="date" office:date-value="2009-12-05T18:16:34">
            <text:p>05/12/09 18:16</text:p>
          </table:table-cell>
          <table:table-cell office:value-type="date" office:date-value="2019-03-16T18:55:41">
            <text:p>16/03/19 18:5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s://bitinfocharts.com/bitcoin/address/16mEzobs4wQPuAMq1C8QSQafcDHvzczVcs">16mEzobs4wQPuAMq1C8QSQafcDHvzczVcs</text:a></text:p>
          </table:table-cell>
          <table:table-cell office:value-type="string">
            <text:p>875.00 BTC ($3,493,521 USD)</text:p>
          </table:table-cell>
          <table:table-cell office:value-type="percentage" office:value="0.000049723">
            <text:p>0.00%</text:p>
          </table:table-cell>
          <table:table-cell office:value-type="date" office:date-value="2010-06-23T21:14:03">
            <text:p>23/06/10 21:14</text:p>
          </table:table-cell>
          <table:table-cell office:value-type="date" office:date-value="2019-03-16T19:16:37">
            <text:p>16/03/19 19:1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s://bitinfocharts.com/bitcoin/address/1P2ZAuW9nUrFfwgVjfL2SA9sPXSruCfzp8">1P2ZAuW9nUrFfwgVjfL2SA9sPXSruCfzp8</text:a></text:p>
          </table:table-cell>
          <table:table-cell office:value-type="string">
            <text:p>800.00 BTC ($3,194,077 USD)</text:p>
          </table:table-cell>
          <table:table-cell office:value-type="percentage" office:value="0.000045461">
            <text:p>0.00%</text:p>
          </table:table-cell>
          <table:table-cell office:value-type="date" office:date-value="2009-02-07T02:31:07">
            <text:p>07/02/09 02:31</text:p>
          </table:table-cell>
          <table:table-cell office:value-type="date" office:date-value="2019-03-16T19:49:03">
            <text:p>16/03/19 19:4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s://bitinfocharts.com/bitcoin/address/1J2MBfr4Ss69F5cyvPRL5Qg8Ff8pRzWaoY">1J2MBfr4Ss69F5cyvPRL5Qg8Ff8pRzWaoY</text:a></text:p>
          </table:table-cell>
          <table:table-cell office:value-type="string">
            <text:p>800.00 BTC ($3,194,076 USD)</text:p>
          </table:table-cell>
          <table:table-cell office:value-type="percentage" office:value="0.000045461">
            <text:p>0.00%</text:p>
          </table:table-cell>
          <table:table-cell office:value-type="date" office:date-value="2011-02-10T07:52:14">
            <text:p>10/02/11 07:52</text:p>
          </table:table-cell>
          <table:table-cell office:value-type="date" office:date-value="2019-03-16T19:49:03">
            <text:p>16/03/19 19:4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s://bitinfocharts.com/bitcoin/address/15UkFYLMs5nytwiKWqGgkkVo1fjLFAeJhs">15UkFYLMs5nytwiKWqGgkkVo1fjLFAeJhs</text:a></text:p>
          </table:table-cell>
          <table:table-cell office:value-type="string">
            <text:p>750.00 BTC ($2,994,447 USD)</text:p>
          </table:table-cell>
          <table:table-cell office:value-type="percentage" office:value="0.00004262">
            <text:p>0.00%</text:p>
          </table:table-cell>
          <table:table-cell office:value-type="date" office:date-value="2010-04-12T18:05:34">
            <text:p>12/04/10 18:05</text:p>
          </table:table-cell>
          <table:table-cell office:value-type="date" office:date-value="2019-03-16T21:00:46">
            <text:p>16/03/19 21:0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s://bitinfocharts.com/bitcoin/address/16MDruJJaKp7iTXmQ5npFYxyTLfyDEVXyh">16MDruJJaKp7iTXmQ5npFYxyTLfyDEVXyh</text:a></text:p>
          </table:table-cell>
          <table:table-cell office:value-type="string">
            <text:p>600.20 BTC ($2,396,356 USD)</text:p>
          </table:table-cell>
          <table:table-cell office:value-type="percentage" office:value="0.000034107">
            <text:p>0.00%</text:p>
          </table:table-cell>
          <table:table-cell office:value-type="date" office:date-value="2010-11-23T10:09:07">
            <text:p>23/11/10 10:09</text:p>
          </table:table-cell>
          <table:table-cell office:value-type="date" office:date-value="2019-03-17T02:54:29">
            <text:p>17/03/19 02:5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s://bitinfocharts.com/bitcoin/address/1ABF1PwZTT4GZCdAPuHF9NSsy78ca2q3wW">1ABF1PwZTT4GZCdAPuHF9NSsy78ca2q3wW</text:a></text:p>
          </table:table-cell>
          <table:table-cell office:value-type="string">
            <text:p>600.00 BTC ($2,395,558 USD)</text:p>
          </table:table-cell>
          <table:table-cell office:value-type="percentage" office:value="0.000034096">
            <text:p>0.00%</text:p>
          </table:table-cell>
          <table:table-cell office:value-type="date" office:date-value="2010-10-04T09:07:01">
            <text:p>04/10/10 09:07</text:p>
          </table:table-cell>
          <table:table-cell office:value-type="date" office:date-value="2019-03-17T02:54:29">
            <text:p>17/03/19 02:5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s://bitinfocharts.com/bitcoin/address/1FXavuV1rjJicYau2md7pa22Q3P4HEcMLN">1FXavuV1rjJicYau2md7pa22Q3P4HEcMLN</text:a></text:p>
            <text:p><text:a xlink:href="https://bitinfocharts.com/bitcoin/wallet/603">wallet: 603</text:a></text:p>
          </table:table-cell>
          <table:table-cell office:value-type="string">
            <text:p>600.00 BTC ($2,395,558 USD)</text:p>
          </table:table-cell>
          <table:table-cell office:value-type="percentage" office:value="0.000034096">
            <text:p>0.00%</text:p>
          </table:table-cell>
          <table:table-cell office:value-type="date" office:date-value="2010-04-24T21:37:07">
            <text:p>24/04/10 21:37</text:p>
          </table:table-cell>
          <table:table-cell office:value-type="date" office:date-value="2019-03-17T02:54:29">
            <text:p>17/03/19 02:54</text:p>
          </table:table-cell>
          <table:table-cell office:value-type="float" office:value="7">
            <text:p>7</text:p>
          </table:table-cell>
          <table:table-cell table:number-columns-repeated="2" table:style-name="ce4" office:value-type="date" office:date-value="2010-04-27T22:21:19">
            <text:p>27/04/10 22:2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s://bitinfocharts.com/bitcoin/address/1Bx8pSCW9Gzyvf1EjkeHJM5DpA3ip4At9h">1Bx8pSCW9Gzyvf1EjkeHJM5DpA3ip4At9h</text:a></text:p>
          </table:table-cell>
          <table:table-cell office:value-type="string">
            <text:p>600.00 BTC ($2,395,558 USD)</text:p>
          </table:table-cell>
          <table:table-cell office:value-type="percentage" office:value="0.000034096">
            <text:p>0.00%</text:p>
          </table:table-cell>
          <table:table-cell office:value-type="date" office:date-value="2010-04-13T01:23:41">
            <text:p>13/04/10 01:23</text:p>
          </table:table-cell>
          <table:table-cell office:value-type="date" office:date-value="2019-03-17T02:57:19">
            <text:p>17/03/19 02:5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https://bitinfocharts.com/bitcoin/address/1L4FZa36xGvu4NSJ6BrTXg6HRJ5MFk9Hc4">1L4FZa36xGvu4NSJ6BrTXg6HRJ5MFk9Hc4</text:a></text:p>
          </table:table-cell>
          <table:table-cell office:value-type="string">
            <text:p>590.00 BTC ($2,355,632 USD)</text:p>
          </table:table-cell>
          <table:table-cell office:value-type="percentage" office:value="0.000033527">
            <text:p>0.00%</text:p>
          </table:table-cell>
          <table:table-cell office:value-type="date" office:date-value="2011-01-31T22:01:50">
            <text:p>31/01/11 22:01</text:p>
          </table:table-cell>
          <table:table-cell office:value-type="date" office:date-value="2019-03-17T03:24:29">
            <text:p>17/03/19 03: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s://bitinfocharts.com/bitcoin/address/1Jf48wufcDpPQ2EEgX1jUULuTHVzDhqBSF">1Jf48wufcDpPQ2EEgX1jUULuTHVzDhqBSF</text:a></text:p>
          </table:table-cell>
          <table:table-cell office:value-type="string">
            <text:p>556.53 BTC ($2,222,000 USD)</text:p>
          </table:table-cell>
          <table:table-cell office:value-type="percentage" office:value="0.000031625">
            <text:p>0.00%</text:p>
          </table:table-cell>
          <table:table-cell office:value-type="date" office:date-value="2011-02-28T19:08:49">
            <text:p>28/02/11 19:08</text:p>
          </table:table-cell>
          <table:table-cell office:value-type="date" office:date-value="2019-03-17T04:34:41">
            <text:p>17/03/19 04:3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<text:a xlink:href="https://bitinfocharts.com/bitcoin/address/15peGup2HVXUYYdkFmiPLgmg8XX5Ex7jAS">15peGup2HVXUYYdkFmiPLgmg8XX5Ex7jAS</text:a></text:p>
          </table:table-cell>
          <table:table-cell office:value-type="string">
            <text:p>555.00 BTC ($2,215,891 USD)</text:p>
          </table:table-cell>
          <table:table-cell office:value-type="percentage" office:value="0.000031539">
            <text:p>0.00%</text:p>
          </table:table-cell>
          <table:table-cell office:value-type="date" office:date-value="2010-10-04T08:52:34">
            <text:p>04/10/10 08:52</text:p>
          </table:table-cell>
          <table:table-cell office:value-type="date" office:date-value="2019-03-17T04:34:41">
            <text:p>17/03/19 04:3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a xlink:href="https://bitinfocharts.com/bitcoin/address/15BKWJjL5YWXtaP449WAYqVYZQE1szicTn">15BKWJjL5YWXtaP449WAYqVYZQE1szicTn</text:a></text:p>
          </table:table-cell>
          <table:table-cell office:value-type="string">
            <text:p>550.00 BTC ($2,195,928 USD)</text:p>
          </table:table-cell>
          <table:table-cell office:value-type="percentage" office:value="0.000031254">
            <text:p>0.00%</text:p>
          </table:table-cell>
          <table:table-cell office:value-type="date" office:date-value="2009-02-15T17:27:21">
            <text:p>15/02/09 17:27</text:p>
          </table:table-cell>
          <table:table-cell office:value-type="date" office:date-value="2019-03-17T04:44:33">
            <text:p>17/03/19 04:4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a xlink:href="https://bitinfocharts.com/bitcoin/address/1LDSEFMq5q7AQA8oVDv9ysigBrLmDMXVKs">1LDSEFMq5q7AQA8oVDv9ysigBrLmDMXVKs</text:a></text:p>
          </table:table-cell>
          <table:table-cell office:value-type="string">
            <text:p>515.79 BTC ($2,059,341 USD)</text:p>
          </table:table-cell>
          <table:table-cell office:value-type="percentage" office:value="0.00002931">
            <text:p>0.00%</text:p>
          </table:table-cell>
          <table:table-cell office:value-type="date" office:date-value="2011-03-09T15:07:55">
            <text:p>09/03/11 15:07</text:p>
          </table:table-cell>
          <table:table-cell office:value-type="date" office:date-value="2019-03-17T05:20:52">
            <text:p>17/03/19 05: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a xlink:href="https://bitinfocharts.com/bitcoin/address/1PxeCXMZBuXHt4CqWWEQ7Kwgdyob9P955L">1PxeCXMZBuXHt4CqWWEQ7Kwgdyob9P955L</text:a></text:p>
          </table:table-cell>
          <table:table-cell office:value-type="string">
            <text:p>500.00 BTC ($1,996,299 USD)</text:p>
          </table:table-cell>
          <table:table-cell office:value-type="percentage" office:value="0.000028413">
            <text:p>0.00%</text:p>
          </table:table-cell>
          <table:table-cell office:value-type="date" office:date-value="2009-01-24T13:56:43">
            <text:p>24/01/09 13:56</text:p>
          </table:table-cell>
          <table:table-cell office:value-type="date" office:date-value="2019-03-17T05:58:30">
            <text:p>17/03/19 05:5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<text:a xlink:href="https://bitinfocharts.com/bitcoin/address/1ELMcoZFxjfdE7WwKKfvm159UnSLr6KmUv">1ELMcoZFxjfdE7WwKKfvm159UnSLr6KmUv</text:a></text:p>
          </table:table-cell>
          <table:table-cell office:value-type="string">
            <text:p>500.00 BTC ($1,996,298 USD)</text:p>
          </table:table-cell>
          <table:table-cell office:value-type="percentage" office:value="0.000028413">
            <text:p>0.00%</text:p>
          </table:table-cell>
          <table:table-cell office:value-type="date" office:date-value="2010-08-11T21:23:32">
            <text:p>11/08/10 21:23</text:p>
          </table:table-cell>
          <table:table-cell office:value-type="date" office:date-value="2019-03-17T06:44:37">
            <text:p>17/03/19 06:4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a xlink:href="https://bitinfocharts.com/bitcoin/address/1DXnCCDog6rCfGBrUTFw56jkMRN2J7Evbw">1DXnCCDog6rCfGBrUTFw56jkMRN2J7Evbw</text:a></text:p>
            <text:p><text:a xlink:href="https://bitinfocharts.com/bitcoin/wallet/2329">wallet: 2329</text:a></text:p>
          </table:table-cell>
          <table:table-cell office:value-type="string">
            <text:p>500.00 BTC ($1,996,298 USD)</text:p>
          </table:table-cell>
          <table:table-cell office:value-type="percentage" office:value="0.000028413">
            <text:p>0.00%</text:p>
          </table:table-cell>
          <table:table-cell office:value-type="date" office:date-value="2010-08-08T23:40:30">
            <text:p>08/08/10 23:40</text:p>
          </table:table-cell>
          <table:table-cell office:value-type="date" office:date-value="2019-03-17T06:47:38">
            <text:p>17/03/19 06:47</text:p>
          </table:table-cell>
          <table:table-cell office:value-type="float" office:value="7">
            <text:p>7</text:p>
          </table:table-cell>
          <table:table-cell table:number-columns-repeated="2" table:style-name="ce4" office:value-type="date" office:date-value="2010-08-08T23:40:30">
            <text:p>08/08/10 23:40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a xlink:href="https://bitinfocharts.com/bitcoin/address/1CWCrnNi3kWwjvVzsF9LSyJVV9gdp1KYGM">1CWCrnNi3kWwjvVzsF9LSyJVV9gdp1KYGM</text:a></text:p>
          </table:table-cell>
          <table:table-cell office:value-type="string">
            <text:p>500.00 BTC ($1,996,298 USD)</text:p>
          </table:table-cell>
          <table:table-cell office:value-type="percentage" office:value="0.000028413">
            <text:p>0.00%</text:p>
          </table:table-cell>
          <table:table-cell office:value-type="date" office:date-value="2010-07-22T23:56:54">
            <text:p>22/07/10 23:56</text:p>
          </table:table-cell>
          <table:table-cell office:value-type="date" office:date-value="2019-03-17T05:58:30">
            <text:p>17/03/19 05:5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<text:a xlink:href="https://bitinfocharts.com/bitcoin/address/1NFx9FETuduha8qJ6ehPYufTqVirB1Jf1D">1NFx9FETuduha8qJ6ehPYufTqVirB1Jf1D</text:a></text:p>
          </table:table-cell>
          <table:table-cell office:value-type="string">
            <text:p>500.00 BTC ($1,996,298 USD)</text:p>
          </table:table-cell>
          <table:table-cell office:value-type="percentage" office:value="0.000028413">
            <text:p>0.00%</text:p>
          </table:table-cell>
          <table:table-cell office:value-type="date" office:date-value="2010-07-15T15:54:49">
            <text:p>15/07/10 15:54</text:p>
          </table:table-cell>
          <table:table-cell office:value-type="date" office:date-value="2019-03-17T06:44:37">
            <text:p>17/03/19 06:44</text:p>
          </table:table-cell>
          <table:table-cell office:value-type="float" office:value="17">
            <text:p>17</text:p>
          </table:table-cell>
          <table:table-cell table:style-name="ce4" office:value-type="date" office:date-value="2010-07-15T16:06:45">
            <text:p>15/07/10 16:06</text:p>
          </table:table-cell>
          <table:table-cell table:style-name="ce4" office:value-type="date" office:date-value="2010-07-15T17:04:40">
            <text:p>15/07/10 17:04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a xlink:href="https://bitinfocharts.com/bitcoin/address/17QBWJCGV4QbQhLbhcS7d9yB2S7DPLf4N9">17QBWJCGV4QbQhLbhcS7d9yB2S7DPLf4N9</text:a></text:p>
          </table:table-cell>
          <table:table-cell office:value-type="string">
            <text:p>489.09 BTC ($1,952,742 USD)</text:p>
          </table:table-cell>
          <table:table-cell office:value-type="percentage" office:value="0.000027793">
            <text:p>0.00%</text:p>
          </table:table-cell>
          <table:table-cell office:value-type="date" office:date-value="2010-10-28T20:56:29">
            <text:p>28/10/10 20:56</text:p>
          </table:table-cell>
          <table:table-cell office:value-type="date" office:date-value="2019-03-17T10:12:57">
            <text:p>17/03/19 10:1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<text:a xlink:href="https://bitinfocharts.com/bitcoin/address/1An4jHFsSz31TjW49vsZtCt2SXKV7oHRWb">1An4jHFsSz31TjW49vsZtCt2SXKV7oHRWb</text:a></text:p>
          </table:table-cell>
          <table:table-cell office:value-type="string">
            <text:p>405.00 BTC ($1,617,005 USD)</text:p>
          </table:table-cell>
          <table:table-cell office:value-type="percentage" office:value="0.000023015">
            <text:p>0.00%</text:p>
          </table:table-cell>
          <table:table-cell office:value-type="date" office:date-value="2010-06-11T21:46:05">
            <text:p>11/06/10 21:46</text:p>
          </table:table-cell>
          <table:table-cell office:value-type="date" office:date-value="2019-03-17T16:43:33">
            <text:p>17/03/19 16:43</text:p>
          </table:table-cell>
          <table:table-cell office:value-type="float" office:value="14">
            <text:p>14</text:p>
          </table:table-cell>
          <table:table-cell table:style-name="ce4" office:value-type="date" office:date-value="2010-06-16T15:33:42">
            <text:p>16/06/10 15:33</text:p>
          </table:table-cell>
          <table:table-cell table:style-name="ce4" office:value-type="date" office:date-value="2010-07-01T02:32:51">
            <text:p>01/07/10 02:32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a xlink:href="https://bitinfocharts.com/bitcoin/address/1G3X24PiZuFBtxAGHnNn1sdT4kyCRQBLjZ">1G3X24PiZuFBtxAGHnNn1sdT4kyCRQBLjZ</text:a></text:p>
          </table:table-cell>
          <table:table-cell office:value-type="string">
            <text:p>400.05 BTC ($1,597,241 USD)</text:p>
          </table:table-cell>
          <table:table-cell office:value-type="percentage" office:value="0.000022733">
            <text:p>0.00%</text:p>
          </table:table-cell>
          <table:table-cell office:value-type="date" office:date-value="2010-07-30T09:13:29">
            <text:p>30/07/10 09:13</text:p>
          </table:table-cell>
          <table:table-cell office:value-type="date" office:date-value="2019-03-17T17:23:01">
            <text:p>17/03/19 17: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a xlink:href="https://bitinfocharts.com/bitcoin/address/1JA4MpuV8MMNYCDTFHdCQeXGyem7mqo4B4">1JA4MpuV8MMNYCDTFHdCQeXGyem7mqo4B4</text:a></text:p>
          </table:table-cell>
          <table:table-cell office:value-type="string">
            <text:p>400.02 BTC ($1,597,121 USD)</text:p>
          </table:table-cell>
          <table:table-cell office:value-type="percentage" office:value="0.000022732">
            <text:p>0.00%</text:p>
          </table:table-cell>
          <table:table-cell office:value-type="date" office:date-value="2010-07-15T14:03:43">
            <text:p>15/07/10 14:03</text:p>
          </table:table-cell>
          <table:table-cell office:value-type="date" office:date-value="2019-03-17T17:28:04">
            <text:p>17/03/19 17:2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https://bitinfocharts.com/bitcoin/address/19NBWfZniu18DbmneRcaGU3sZCrCvrZrRR">19NBWfZniu18DbmneRcaGU3sZCrCvrZrRR</text:a></text:p>
          </table:table-cell>
          <table:table-cell office:value-type="string">
            <text:p>400.00 BTC ($1,597,041 USD)</text:p>
          </table:table-cell>
          <table:table-cell office:value-type="percentage" office:value="0.000022731">
            <text:p>0.00%</text:p>
          </table:table-cell>
          <table:table-cell office:value-type="date" office:date-value="2010-08-04T19:35:22">
            <text:p>04/08/10 19:35</text:p>
          </table:table-cell>
          <table:table-cell office:value-type="date" office:date-value="2019-03-17T17:33:11">
            <text:p>17/03/19 17: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<text:a xlink:href="https://bitinfocharts.com/bitcoin/address/12rMpw5HnEvAw3nQqLmRBCQyuktfpa4eVw">12rMpw5HnEvAw3nQqLmRBCQyuktfpa4eVw</text:a></text:p>
          </table:table-cell>
          <table:table-cell office:value-type="string">
            <text:p>400.00 BTC ($1,597,041 USD)</text:p>
          </table:table-cell>
          <table:table-cell office:value-type="percentage" office:value="0.000022731">
            <text:p>0.00%</text:p>
          </table:table-cell>
          <table:table-cell office:value-type="date" office:date-value="2010-03-16T04:40:43">
            <text:p>16/03/10 04:40</text:p>
          </table:table-cell>
          <table:table-cell office:value-type="date" office:date-value="2019-03-17T17:33:11">
            <text:p>17/03/19 17: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<text:a xlink:href="https://bitinfocharts.com/bitcoin/address/1MTMKVeNTPu5uvezyCoVkcqp85HKv44GAJ">1MTMKVeNTPu5uvezyCoVkcqp85HKv44GAJ</text:a></text:p>
          </table:table-cell>
          <table:table-cell office:value-type="string">
            <text:p>397.00 BTC ($1,585,064 USD)</text:p>
          </table:table-cell>
          <table:table-cell office:value-type="percentage" office:value="0.00002256">
            <text:p>0.00%</text:p>
          </table:table-cell>
          <table:table-cell office:value-type="date" office:date-value="2010-10-21T17:12:29">
            <text:p>21/10/10 17:12</text:p>
          </table:table-cell>
          <table:table-cell office:value-type="date" office:date-value="2019-03-17T21:06:07">
            <text:p>17/03/19 21:0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<text:a xlink:href="https://bitinfocharts.com/bitcoin/address/17Sr7mtWpm3rBD4NhwdfdpxqbgU8wPvHhx">17Sr7mtWpm3rBD4NhwdfdpxqbgU8wPvHhx</text:a></text:p>
          </table:table-cell>
          <table:table-cell office:value-type="string">
            <text:p>353.10 BTC ($1,409,789 USD)</text:p>
          </table:table-cell>
          <table:table-cell office:value-type="percentage" office:value="0.000020065">
            <text:p>0.00%</text:p>
          </table:table-cell>
          <table:table-cell office:value-type="date" office:date-value="2010-04-07T03:50:03">
            <text:p>07/04/10 03:50</text:p>
          </table:table-cell>
          <table:table-cell office:value-type="date" office:date-value="2019-03-18T01:12:22">
            <text:p>18/03/19 01:1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<text:a xlink:href="https://bitinfocharts.com/bitcoin/address/13MHsdaNVTDgQYprMvDHdGRHb1qvExDiWY">13MHsdaNVTDgQYprMvDHdGRHb1qvExDiWY</text:a></text:p>
          </table:table-cell>
          <table:table-cell office:value-type="string">
            <text:p>350.11 BTC ($1,397,851 USD)</text:p>
          </table:table-cell>
          <table:table-cell office:value-type="percentage" office:value="0.000019895">
            <text:p>0.00%</text:p>
          </table:table-cell>
          <table:table-cell office:value-type="date" office:date-value="2011-02-27T22:32:16">
            <text:p>27/02/11 22:32</text:p>
          </table:table-cell>
          <table:table-cell office:value-type="date" office:date-value="2019-03-18T01:35:24">
            <text:p>18/03/19 01:3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s://bitinfocharts.com/bitcoin/address/1JSxDnLYD4XKTQ73N7in2M9XRovw5LANiu">1JSxDnLYD4XKTQ73N7in2M9XRovw5LANiu</text:a></text:p>
          </table:table-cell>
          <table:table-cell office:value-type="string">
            <text:p>350.04 BTC ($1,397,571 USD)</text:p>
          </table:table-cell>
          <table:table-cell office:value-type="percentage" office:value="0.000019891">
            <text:p>0.00%</text:p>
          </table:table-cell>
          <table:table-cell office:value-type="date" office:date-value="2009-02-11T12:28:34">
            <text:p>11/02/09 12:28</text:p>
          </table:table-cell>
          <table:table-cell office:value-type="date" office:date-value="2019-03-18T01:35:24">
            <text:p>18/03/19 01: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<text:a xlink:href="https://bitinfocharts.com/bitcoin/address/1JqPFnGPhHhy54zJKmC1MPiczzgFjCmzE9">1JqPFnGPhHhy54zJKmC1MPiczzgFjCmzE9</text:a></text:p>
          </table:table-cell>
          <table:table-cell office:value-type="string">
            <text:p>340.00 BTC ($1,357,486 USD)</text:p>
          </table:table-cell>
          <table:table-cell office:value-type="percentage" office:value="0.000019321">
            <text:p>0.00%</text:p>
          </table:table-cell>
          <table:table-cell office:value-type="date" office:date-value="2010-03-24T15:25:09">
            <text:p>24/03/10 15:25</text:p>
          </table:table-cell>
          <table:table-cell office:value-type="date" office:date-value="2019-03-18T02:27:28">
            <text:p>18/03/19 02:2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s://bitinfocharts.com/bitcoin/address/1H4VEycmCNW3mxUMemYW68BKBM4giBkVLe">1H4VEycmCNW3mxUMemYW68BKBM4giBkVLe</text:a></text:p>
          </table:table-cell>
          <table:table-cell office:value-type="string">
            <text:p>339.01 BTC ($1,353,533 USD)</text:p>
          </table:table-cell>
          <table:table-cell office:value-type="percentage" office:value="0.000019265">
            <text:p>0.00%</text:p>
          </table:table-cell>
          <table:table-cell office:value-type="date" office:date-value="2011-02-24T18:01:33">
            <text:p>24/02/11 18:01</text:p>
          </table:table-cell>
          <table:table-cell office:value-type="date" office:date-value="2019-03-18T02:27:28">
            <text:p>18/03/19 02:2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s://bitinfocharts.com/bitcoin/address/1H3vfXRb6Lx5cvXCXxfktAyv8cJUaqDRxR">1H3vfXRb6Lx5cvXCXxfktAyv8cJUaqDRxR</text:a></text:p>
          </table:table-cell>
          <table:table-cell office:value-type="string">
            <text:p>304.35 BTC ($1,215,148 USD)</text:p>
          </table:table-cell>
          <table:table-cell office:value-type="percentage" office:value="0.000017295">
            <text:p>0.00%</text:p>
          </table:table-cell>
          <table:table-cell office:value-type="date" office:date-value="2010-04-16T19:48:56">
            <text:p>16/04/10 19:48</text:p>
          </table:table-cell>
          <table:table-cell office:value-type="date" office:date-value="2019-03-18T05:09:40">
            <text:p>18/03/19 05:0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s://bitinfocharts.com/bitcoin/address/1JFs9RUBaqg7rNWGVLv4gZEED7X5GYMw1w">1JFs9RUBaqg7rNWGVLv4gZEED7X5GYMw1w</text:a></text:p>
          </table:table-cell>
          <table:table-cell office:value-type="string">
            <text:p>303.42 BTC ($1,211,435 USD)</text:p>
          </table:table-cell>
          <table:table-cell office:value-type="percentage" office:value="0.000017242">
            <text:p>0.00%</text:p>
          </table:table-cell>
          <table:table-cell office:value-type="date" office:date-value="2010-03-23T07:10:58">
            <text:p>23/03/10 07:10</text:p>
          </table:table-cell>
          <table:table-cell office:value-type="date" office:date-value="2019-03-18T05:10:19">
            <text:p>18/03/19 05: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<text:a xlink:href="https://bitinfocharts.com/bitcoin/address/12Tzj6dBg1RXss4NyMNvW1T3SkBXNdaKPq">12Tzj6dBg1RXss4NyMNvW1T3SkBXNdaKPq</text:a></text:p>
          </table:table-cell>
          <table:table-cell office:value-type="string">
            <text:p>300.00 BTC ($1,197,780 USD)</text:p>
          </table:table-cell>
          <table:table-cell office:value-type="percentage" office:value="0.000017048">
            <text:p>0.00%</text:p>
          </table:table-cell>
          <table:table-cell office:value-type="date" office:date-value="2010-07-13T09:57:29">
            <text:p>13/07/10 09:57</text:p>
          </table:table-cell>
          <table:table-cell office:value-type="date" office:date-value="2019-03-18T09:36:10">
            <text:p>18/03/19 09:36</text:p>
          </table:table-cell>
          <table:table-cell office:value-type="float" office:value="8">
            <text:p>8</text:p>
          </table:table-cell>
          <table:table-cell table:number-columns-repeated="2" table:style-name="ce4" office:value-type="date" office:date-value="2010-07-14T07:43:53">
            <text:p>14/07/10 07:43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a xlink:href="https://bitinfocharts.com/bitcoin/address/1JfKgG3cnupxHb51i9TsZfA3GDc6p3uRqb">1JfKgG3cnupxHb51i9TsZfA3GDc6p3uRqb</text:a></text:p>
          </table:table-cell>
          <table:table-cell office:value-type="string">
            <text:p>300.00 BTC ($1,197,780 USD)</text:p>
          </table:table-cell>
          <table:table-cell office:value-type="percentage" office:value="0.000017048">
            <text:p>0.00%</text:p>
          </table:table-cell>
          <table:table-cell office:value-type="date" office:date-value="2010-03-24T18:13:06">
            <text:p>24/03/10 18:13</text:p>
          </table:table-cell>
          <table:table-cell office:value-type="date" office:date-value="2019-03-18T09:36:10">
            <text:p>18/03/19 09: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<text:a xlink:href="https://bitinfocharts.com/bitcoin/address/1LQsvXWy4WaqnA7uFtQpNyYZ8XZy8kpcKm">1LQsvXWy4WaqnA7uFtQpNyYZ8XZy8kpcKm</text:a></text:p>
          </table:table-cell>
          <table:table-cell office:value-type="string">
            <text:p>290.00 BTC ($1,157,854 USD)</text:p>
          </table:table-cell>
          <table:table-cell office:value-type="percentage" office:value="0.00001648">
            <text:p>0.00%</text:p>
          </table:table-cell>
          <table:table-cell office:value-type="date" office:date-value="2011-02-14T21:18:08">
            <text:p>14/02/11 21:18</text:p>
          </table:table-cell>
          <table:table-cell office:value-type="date" office:date-value="2019-03-18T17:44:09">
            <text:p>18/03/19 17:4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a xlink:href="https://bitinfocharts.com/bitcoin/address/1ADjwtsvj6QbzCJzeVSoaDiahMK6z5QHPJ">1ADjwtsvj6QbzCJzeVSoaDiahMK6z5QHPJ</text:a></text:p>
          </table:table-cell>
          <table:table-cell office:value-type="string">
            <text:p>260.00 BTC ($1,038,074 USD)</text:p>
          </table:table-cell>
          <table:table-cell office:value-type="percentage" office:value="0.000014775">
            <text:p>0.00%</text:p>
          </table:table-cell>
          <table:table-cell office:value-type="date" office:date-value="2010-07-12T04:12:10">
            <text:p>12/07/10 04:12</text:p>
          </table:table-cell>
          <table:table-cell office:value-type="date" office:date-value="2019-03-19T01:03:07">
            <text:p>19/03/19 01:0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<text:a xlink:href="https://bitinfocharts.com/bitcoin/address/1CzJQHjyQshJbXwfLZJdh8pcfLi4bbMfPW">1CzJQHjyQshJbXwfLZJdh8pcfLi4bbMfPW</text:a></text:p>
          </table:table-cell>
          <table:table-cell office:value-type="string">
            <text:p>253.74 BTC ($1,013,081 USD)</text:p>
          </table:table-cell>
          <table:table-cell office:value-type="percentage" office:value="0.000014419">
            <text:p>0.00%</text:p>
          </table:table-cell>
          <table:table-cell office:value-type="date" office:date-value="2010-06-17T17:48:23">
            <text:p>17/06/10 17:48</text:p>
          </table:table-cell>
          <table:table-cell office:value-type="date" office:date-value="2019-03-19T02:46:19">
            <text:p>19/03/19 02:4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<text:a xlink:href="https://bitinfocharts.com/bitcoin/address/19QKDUJtx9n7Vaga6nX1bVHdsnT4Khfyi6">19QKDUJtx9n7Vaga6nX1bVHdsnT4Khfyi6</text:a></text:p>
          </table:table-cell>
          <table:table-cell office:value-type="string">
            <text:p>250.00 BTC ($998,149 USD)</text:p>
          </table:table-cell>
          <table:table-cell office:value-type="percentage" office:value="0.000014207">
            <text:p>0.00%</text:p>
          </table:table-cell>
          <table:table-cell office:value-type="date" office:date-value="2009-01-15T14:25:20">
            <text:p>15/01/09 14:25</text:p>
          </table:table-cell>
          <table:table-cell office:value-type="date" office:date-value="2019-03-19T03:01:57">
            <text:p>19/03/19 03:0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s://bitinfocharts.com/bitcoin/address/1DFhVL3LWnJfi4812VFUBhL1ECWsJdxuVM">1DFhVL3LWnJfi4812VFUBhL1ECWsJdxuVM</text:a></text:p>
          </table:table-cell>
          <table:table-cell office:value-type="string">
            <text:p>250.00 BTC ($998,149 USD)</text:p>
          </table:table-cell>
          <table:table-cell office:value-type="percentage" office:value="0.000014207">
            <text:p>0.00%</text:p>
          </table:table-cell>
          <table:table-cell office:value-type="date" office:date-value="2010-04-09T01:13:34">
            <text:p>09/04/10 01:13</text:p>
          </table:table-cell>
          <table:table-cell office:value-type="date" office:date-value="2019-03-19T03:02:19">
            <text:p>19/03/19 03: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s://bitinfocharts.com/bitcoin/address/12CRW6hCS2k1ZUtxShHBbNmL6jUR16Scpm">12CRW6hCS2k1ZUtxShHBbNmL6jUR16Scpm</text:a></text:p>
          </table:table-cell>
          <table:table-cell office:value-type="string">
            <text:p>250.00 BTC ($998,149 USD)</text:p>
          </table:table-cell>
          <table:table-cell office:value-type="percentage" office:value="0.000014207">
            <text:p>0.00%</text:p>
          </table:table-cell>
          <table:table-cell office:value-type="date" office:date-value="2010-04-09T01:13:34">
            <text:p>09/04/10 01:13</text:p>
          </table:table-cell>
          <table:table-cell office:value-type="date" office:date-value="2019-03-19T03:02:19">
            <text:p>19/03/19 03: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<text:a xlink:href="https://bitinfocharts.com/bitcoin/address/1MLvUAEA3AUeLzwdmRz9qymowF4CujAmUn">1MLvUAEA3AUeLzwdmRz9qymowF4CujAmUn</text:a></text:p>
          </table:table-cell>
          <table:table-cell office:value-type="string">
            <text:p>250.00 BTC ($998,148 USD)</text:p>
          </table:table-cell>
          <table:table-cell office:value-type="percentage" office:value="0.000014207">
            <text:p>0.00%</text:p>
          </table:table-cell>
          <table:table-cell office:value-type="date" office:date-value="2011-01-13T20:04:35">
            <text:p>13/01/11 20:04</text:p>
          </table:table-cell>
          <table:table-cell office:value-type="date" office:date-value="2019-03-19T03:17:13">
            <text:p>19/03/19 03: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s://bitinfocharts.com/bitcoin/address/17KTXCuWjc9PT6RJAavaecAyBERCtiraaD">17KTXCuWjc9PT6RJAavaecAyBERCtiraaD</text:a></text:p>
          </table:table-cell>
          <table:table-cell office:value-type="string">
            <text:p>250.00 BTC ($998,148 USD)</text:p>
          </table:table-cell>
          <table:table-cell office:value-type="percentage" office:value="0.000014207">
            <text:p>0.00%</text:p>
          </table:table-cell>
          <table:table-cell office:value-type="date" office:date-value="2010-07-20T05:52:58">
            <text:p>20/07/10 05:52</text:p>
          </table:table-cell>
          <table:table-cell office:value-type="date" office:date-value="2019-03-19T03:15:38">
            <text:p>19/03/19 03:1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a xlink:href="https://bitinfocharts.com/bitcoin/address/15LJefP26GX9CKPQM3idAVdRpQkiw9uFFa">15LJefP26GX9CKPQM3idAVdRpQkiw9uFFa</text:a></text:p>
          </table:table-cell>
          <table:table-cell office:value-type="string">
            <text:p>250.00 BTC ($998,148 USD)</text:p>
          </table:table-cell>
          <table:table-cell office:value-type="percentage" office:value="0.000014207">
            <text:p>0.00%</text:p>
          </table:table-cell>
          <table:table-cell office:value-type="date" office:date-value="2010-07-15T16:37:58">
            <text:p>15/07/10 16:37</text:p>
          </table:table-cell>
          <table:table-cell office:value-type="date" office:date-value="2019-03-19T03:17:13">
            <text:p>19/03/19 03: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<text:a xlink:href="https://bitinfocharts.com/bitcoin/address/1Nbf357fE5mM3Qz97E1aVxqbu2jquJwmDD">1Nbf357fE5mM3Qz97E1aVxqbu2jquJwmDD</text:a></text:p>
          </table:table-cell>
          <table:table-cell office:value-type="string">
            <text:p>250.00 BTC ($998,148 USD)</text:p>
          </table:table-cell>
          <table:table-cell office:value-type="percentage" office:value="0.000014207">
            <text:p>0.00%</text:p>
          </table:table-cell>
          <table:table-cell office:value-type="date" office:date-value="2010-07-15T10:02:32">
            <text:p>15/07/10 10:02</text:p>
          </table:table-cell>
          <table:table-cell office:value-type="date" office:date-value="2019-03-19T03:17:13">
            <text:p>19/03/19 03: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a xlink:href="https://bitinfocharts.com/bitcoin/address/1H7N7yUJMyMtUV17YstBnF8nfbPZie5Jom">1H7N7yUJMyMtUV17YstBnF8nfbPZie5Jom</text:a></text:p>
          </table:table-cell>
          <table:table-cell office:value-type="string">
            <text:p>242.63 BTC ($968,723 USD)</text:p>
          </table:table-cell>
          <table:table-cell office:value-type="percentage" office:value="0.000013788">
            <text:p>0.00%</text:p>
          </table:table-cell>
          <table:table-cell office:value-type="date" office:date-value="2010-12-23T05:20:57">
            <text:p>23/12/10 05:20</text:p>
          </table:table-cell>
          <table:table-cell office:value-type="date" office:date-value="2019-03-19T05:01:48">
            <text:p>19/03/19 05:0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a xlink:href="https://bitinfocharts.com/bitcoin/address/1BVwvkpEt6LtLkfTWf77bDPByERuY5VQfT">1BVwvkpEt6LtLkfTWf77bDPByERuY5VQfT</text:a></text:p>
          </table:table-cell>
          <table:table-cell office:value-type="string">
            <text:p>218.82 BTC ($873,659 USD)</text:p>
          </table:table-cell>
          <table:table-cell office:value-type="percentage" office:value="0.000012435">
            <text:p>0.00%</text:p>
          </table:table-cell>
          <table:table-cell office:value-type="date" office:date-value="2011-02-22T15:51:44">
            <text:p>22/02/11 15:51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<text:a xlink:href="https://bitinfocharts.com/bitcoin/address/1Apj1LPGAeEk3i78mXVGqdhpR1rYfuwB83">1Apj1LPGAeEk3i78mXVGqdhpR1rYfuwB83</text:a></text:p>
          </table:table-cell>
          <table:table-cell office:value-type="string">
            <text:p>210.00 BTC ($838,444 USD)</text:p>
          </table:table-cell>
          <table:table-cell office:value-type="percentage" office:value="0.000011933">
            <text:p>0.00%</text:p>
          </table:table-cell>
          <table:table-cell office:value-type="date" office:date-value="2010-07-30T21:07:40">
            <text:p>30/07/10 21:07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<text:a xlink:href="https://bitinfocharts.com/bitcoin/address/1776YxKRjZhn2kiuAMBJqikhjCwVeAN7Sm">1776YxKRjZhn2kiuAMBJqikhjCwVeAN7Sm</text:a></text:p>
          </table:table-cell>
          <table:table-cell office:value-type="string">
            <text:p>205.00 BTC ($818,482 USD)</text:p>
          </table:table-cell>
          <table:table-cell office:value-type="percentage" office:value="0.000011649">
            <text:p>0.00%</text:p>
          </table:table-cell>
          <table:table-cell office:value-type="date" office:date-value="2011-01-05T18:38:26">
            <text:p>05/01/11 18:38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<text:a xlink:href="https://bitinfocharts.com/bitcoin/address/13GvAdkFeHFGVxTHzcA2rD2e5BD4cGkbBH">13GvAdkFeHFGVxTHzcA2rD2e5BD4cGkbBH</text:a></text:p>
          </table:table-cell>
          <table:table-cell office:value-type="string">
            <text:p>200.03 BTC ($798,638 USD)</text:p>
          </table:table-cell>
          <table:table-cell office:value-type="percentage" office:value="0.000011367">
            <text:p>0.00%</text:p>
          </table:table-cell>
          <table:table-cell office:value-type="date" office:date-value="2010-07-15T15:13:30">
            <text:p>15/07/10 15:13</text:p>
          </table:table-cell>
          <table:table-cell office:value-type="date" office:date-value="2018-10-23T12:50:56">
            <text:p>23/10/18 12:5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s://bitinfocharts.com/bitcoin/address/1JCeMgVeDzLdxz3G5vRin2ydNxUp6E5yFf">1JCeMgVeDzLdxz3G5vRin2ydNxUp6E5yFf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09-02-11T23:32:48">
            <text:p>11/02/09 23:32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s://bitinfocharts.com/bitcoin/address/13eA7V7N8vihHCxpHf2CvqUVs7ZnyqJ9ot">13eA7V7N8vihHCxpHf2CvqUVs7ZnyqJ9ot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04-14T02:47:59">
            <text:p>14/04/10 02:47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s://bitinfocharts.com/bitcoin/address/16oqwFiDCkZv4r1w4JXFK6tYaajV2ta2Ut">16oqwFiDCkZv4r1w4JXFK6tYaajV2ta2Ut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1-02-28T11:17:56">
            <text:p>28/02/11 11:17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s://bitinfocharts.com/bitcoin/address/1Latnc4VXYzowUNM7opKKTz4Ft4qcJsA1k">1Latnc4VXYzowUNM7opKKTz4Ft4qcJsA1k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10-13T01:33:27">
            <text:p>13/10/10 01:33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s://bitinfocharts.com/bitcoin/address/15QezNwA5ThiPf7wo89TTnfBwny93VQFTp">15QezNwA5ThiPf7wo89TTnfBwny93VQFTp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09-16T02:46:43">
            <text:p>16/09/10 02:46</text:p>
          </table:table-cell>
          <table:table-cell office:value-type="date" office:date-value="2018-10-23T12:50:56">
            <text:p>23/10/18 12:5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s://bitinfocharts.com/bitcoin/address/17ZD3W1v8uXnoQf8vE6i32dZ38tCV7UV1d">17ZD3W1v8uXnoQf8vE6i32dZ38tCV7UV1d</text:a></text:p>
            <text:p><text:a xlink:href="https://bitinfocharts.com/bitcoin/wallet/2514">wallet: 2514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08-13T22:11:28">
            <text:p>13/08/10 22:11</text:p>
          </table:table-cell>
          <table:table-cell office:value-type="date" office:date-value="2018-10-23T12:50:56">
            <text:p>23/10/18 12:50</text:p>
          </table:table-cell>
          <table:table-cell office:value-type="float" office:value="56">
            <text:p>56</text:p>
          </table:table-cell>
          <table:table-cell table:style-name="ce4" office:value-type="date" office:date-value="2010-08-16T08:56:53">
            <text:p>16/08/10 08:56</text:p>
          </table:table-cell>
          <table:table-cell table:style-name="ce4" office:value-type="date" office:date-value="2010-08-17T00:16:36">
            <text:p>17/08/10 00:16</text:p>
          </table:table-cell>
          <table:table-cell table:style-name="ce2" office:value-type="float" office:value="51">
            <text:p>5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<text:a xlink:href="https://bitinfocharts.com/bitcoin/address/132dNJG9EX5DGUuCKvj9npiFcoCbHThLEP">132dNJG9EX5DGUuCKvj9npiFcoCbHThLEP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07-21T04:15:48">
            <text:p>21/07/10 04:15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a xlink:href="https://bitinfocharts.com/bitcoin/address/1DTy9z4JvtqYsg44oagVpHqyQpF7ZLLs45">1DTy9z4JvtqYsg44oagVpHqyQpF7ZLLs45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07-17T23:25:01">
            <text:p>17/07/10 23:25</text:p>
          </table:table-cell>
          <table:table-cell office:value-type="date" office:date-value="2018-10-23T12:50:56">
            <text:p>23/10/18 12:5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a xlink:href="https://bitinfocharts.com/bitcoin/address/1851awCb56xL78FE7SGWGsdDduuKaZpG3N">1851awCb56xL78FE7SGWGsdDduuKaZpG3N</text:a></text:p>
          </table:table-cell>
          <table:table-cell office:value-type="string">
            <text:p>200.00 BTC ($798,519 USD)</text:p>
          </table:table-cell>
          <table:table-cell office:value-type="percentage" office:value="0.000011365">
            <text:p>0.00%</text:p>
          </table:table-cell>
          <table:table-cell office:value-type="date" office:date-value="2010-04-15T23:29:43">
            <text:p>15/04/10 23:29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https://bitinfocharts.com/bitcoin/address/1E87cVPLZ938w7vYEA1e9RWSc8mESPA3J5">1E87cVPLZ938w7vYEA1e9RWSc8mESPA3J5</text:a></text:p>
          </table:table-cell>
          <table:table-cell office:value-type="string">
            <text:p>198.00 BTC ($790,534 USD)</text:p>
          </table:table-cell>
          <table:table-cell office:value-type="percentage" office:value="0.000011252">
            <text:p>0.00%</text:p>
          </table:table-cell>
          <table:table-cell office:value-type="date" office:date-value="2009-02-07T02:54:26">
            <text:p>07/02/09 02:54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s://bitinfocharts.com/bitcoin/address/1BgXk11kqNSbg8Z5KDQuSZhwKqPDse8utP">1BgXk11kqNSbg8Z5KDQuSZhwKqPDse8utP</text:a></text:p>
          </table:table-cell>
          <table:table-cell office:value-type="string">
            <text:p>192.14 BTC ($767,137 USD)</text:p>
          </table:table-cell>
          <table:table-cell office:value-type="percentage" office:value="0.000010919">
            <text:p>0.00%</text:p>
          </table:table-cell>
          <table:table-cell office:value-type="date" office:date-value="2010-07-12T23:12:16">
            <text:p>12/07/10 23:12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s://bitinfocharts.com/bitcoin/address/17tTByBjTj3SzUG9ciFhfXzgpipXnfhgVp">17tTByBjTj3SzUG9ciFhfXzgpipXnfhgVp</text:a></text:p>
          </table:table-cell>
          <table:table-cell office:value-type="string">
            <text:p>186.00 BTC ($742,622 USD)</text:p>
          </table:table-cell>
          <table:table-cell office:value-type="percentage" office:value="0.00001057">
            <text:p>0.00%</text:p>
          </table:table-cell>
          <table:table-cell office:value-type="date" office:date-value="2011-02-13T17:21:05">
            <text:p>13/02/11 17:21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s://bitinfocharts.com/bitcoin/address/1LQB1z1r3t1wptDEhMhdw75n9RVeob6w3u">1LQB1z1r3t1wptDEhMhdw75n9RVeob6w3u</text:a></text:p>
          </table:table-cell>
          <table:table-cell office:value-type="string">
            <text:p>184.50 BTC ($736,633 USD)</text:p>
          </table:table-cell>
          <table:table-cell office:value-type="percentage" office:value="0.000010484">
            <text:p>0.00%</text:p>
          </table:table-cell>
          <table:table-cell office:value-type="date" office:date-value="2010-08-12T01:10:35">
            <text:p>12/08/10 01:10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a xlink:href="https://bitinfocharts.com/bitcoin/address/1JFMfW5urn48S1o7fvBBSCu3WHX6SVinvm">1JFMfW5urn48S1o7fvBBSCu3WHX6SVinvm</text:a></text:p>
          </table:table-cell>
          <table:table-cell office:value-type="string">
            <text:p>182.59 BTC ($729,008 USD)</text:p>
          </table:table-cell>
          <table:table-cell office:value-type="percentage" office:value="0.000010376">
            <text:p>0.00%</text:p>
          </table:table-cell>
          <table:table-cell office:value-type="date" office:date-value="2011-01-19T10:58:37">
            <text:p>19/01/11 10:58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s://bitinfocharts.com/bitcoin/address/1FaMeHiLHAjGf5dUyVFpKNAc2KSgvXGN8N">1FaMeHiLHAjGf5dUyVFpKNAc2KSgvXGN8N</text:a></text:p>
          </table:table-cell>
          <table:table-cell office:value-type="string">
            <text:p>166.05 BTC ($662,971 USD)</text:p>
          </table:table-cell>
          <table:table-cell office:value-type="percentage" office:value="0.000009436">
            <text:p>0.00%</text:p>
          </table:table-cell>
          <table:table-cell office:value-type="date" office:date-value="2010-07-12T02:48:31">
            <text:p>12/07/10 02:48</text:p>
          </table:table-cell>
          <table:table-cell office:value-type="date" office:date-value="2018-10-23T12:50:56">
            <text:p>23/10/18 12: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s://bitinfocharts.com/bitcoin/address/1FcMLwz89FAXq9LoibGHBQeStjf9r2iA8W">1FcMLwz89FAXq9LoibGHBQeStjf9r2iA8W</text:a></text:p>
          </table:table-cell>
          <table:table-cell office:value-type="string">
            <text:p>160.00 BTC ($638,815 USD)</text:p>
          </table:table-cell>
          <table:table-cell office:value-type="percentage" office:value="0.0000090922">
            <text:p>0.00%</text:p>
          </table:table-cell>
          <table:table-cell office:value-type="date" office:date-value="2010-12-06T02:13:56">
            <text:p>06/12/10 02:13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a xlink:href="https://bitinfocharts.com/bitcoin/address/1PsW573zho3Wp37zj251JFHc3ydFYDQHUC">1PsW573zho3Wp37zj251JFHc3ydFYDQHUC</text:a></text:p>
          </table:table-cell>
          <table:table-cell office:value-type="string">
            <text:p>155.00 BTC ($618,852 USD)</text:p>
          </table:table-cell>
          <table:table-cell office:value-type="percentage" office:value="0.0000088081">
            <text:p>0.00%</text:p>
          </table:table-cell>
          <table:table-cell office:value-type="date" office:date-value="2010-08-28T00:23:28">
            <text:p>28/08/10 00:23</text:p>
          </table:table-cell>
          <table:table-cell office:value-type="date" office:date-value="2018-10-23T12:50:56">
            <text:p>23/10/18 12: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a xlink:href="https://bitinfocharts.com/bitcoin/address/16a7dYtHXh5xJ2iMEH9WQuhsUanHFHR7gM">16a7dYtHXh5xJ2iMEH9WQuhsUanHFHR7gM</text:a></text:p>
          </table:table-cell>
          <table:table-cell office:value-type="string">
            <text:p>151.00 BTC ($602,882 USD)</text:p>
          </table:table-cell>
          <table:table-cell office:value-type="percentage" office:value="0.0000085808">
            <text:p>0.00%</text:p>
          </table:table-cell>
          <table:table-cell office:value-type="date" office:date-value="2010-07-03T03:46:52">
            <text:p>03/07/10 03:46</text:p>
          </table:table-cell>
          <table:table-cell office:value-type="date" office:date-value="2018-10-23T12:50:56">
            <text:p>23/10/18 12:50</text:p>
          </table:table-cell>
          <table:table-cell office:value-type="float" office:value="4">
            <text:p>4</text:p>
          </table:table-cell>
          <table:table-cell table:number-columns-repeated="2" table:style-name="ce4" office:value-type="date" office:date-value="2010-07-03T13:08:52">
            <text:p>03/07/10 13:08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<text:a xlink:href="https://bitinfocharts.com/bitcoin/address/12u6hecWRHEPceLYZ9yhubZvhgKYuLGf1J">12u6hecWRHEPceLYZ9yhubZvhgKYuLGf1J</text:a></text:p>
          </table:table-cell>
          <table:table-cell office:value-type="string">
            <text:p>151.00 BTC ($602,882 USD)</text:p>
          </table:table-cell>
          <table:table-cell office:value-type="percentage" office:value="0.0000085808">
            <text:p>0.00%</text:p>
          </table:table-cell>
          <table:table-cell office:value-type="date" office:date-value="2010-04-09T23:48:10">
            <text:p>09/04/10 23:48</text:p>
          </table:table-cell>
          <table:table-cell office:value-type="date" office:date-value="2018-10-23T12:50:56">
            <text:p>23/10/18 12:50</text:p>
          </table:table-cell>
          <table:table-cell office:value-type="float" office:value="6">
            <text:p>6</text:p>
          </table:table-cell>
          <table:table-cell table:number-columns-repeated="2" table:style-name="ce4" office:value-type="date" office:date-value="2010-04-09T23:54:44">
            <text:p>09/04/10 23:5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a xlink:href="https://bitinfocharts.com/bitcoin/address/19AhUY5pNv6ss2MrDHhF72ueYUYUPfgse5">19AhUY5pNv6ss2MrDHhF72ueYUYUPfgse5</text:a></text:p>
          </table:table-cell>
          <table:table-cell office:value-type="string">
            <text:p>150.02 BTC ($598,969 USD)</text:p>
          </table:table-cell>
          <table:table-cell office:value-type="percentage" office:value="0.0000085251">
            <text:p>0.00%</text:p>
          </table:table-cell>
          <table:table-cell office:value-type="date" office:date-value="2011-01-16T23:50:01">
            <text:p>16/01/11 23:50</text:p>
          </table:table-cell>
          <table:table-cell office:value-type="date" office:date-value="2011-03-02T22:17:41">
            <text:p>02/03/11 22: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a xlink:href="https://bitinfocharts.com/bitcoin/address/16epRTwhrkESCSpqiF6fATB2GZfCnMDDmd">16epRTwhrkESCSpqiF6fATB2GZfCnMDDmd</text:a></text:p>
          </table:table-cell>
          <table:table-cell office:value-type="string">
            <text:p>150.01 BTC ($598,920 USD)</text:p>
          </table:table-cell>
          <table:table-cell office:value-type="percentage" office:value="0.0000085244">
            <text:p>0.00%</text:p>
          </table:table-cell>
          <table:table-cell office:value-type="date" office:date-value="2010-08-11T14:46:34">
            <text:p>11/08/10 14:46</text:p>
          </table:table-cell>
          <table:table-cell office:value-type="date" office:date-value="2011-10-24T07:32:47">
            <text:p>24/10/11 07:3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s://bitinfocharts.com/bitcoin/address/1EQkvhEsewdmDuvNTSgvYafu79F8Q4B3CW">1EQkvhEsewdmDuvNTSgvYafu79F8Q4B3CW</text:a></text:p>
          </table:table-cell>
          <table:table-cell office:value-type="string">
            <text:p>150.00 BTC ($598,890 USD)</text:p>
          </table:table-cell>
          <table:table-cell office:value-type="percentage" office:value="0.0000085239">
            <text:p>0.00%</text:p>
          </table:table-cell>
          <table:table-cell office:value-type="date" office:date-value="2009-01-23T03:49:40">
            <text:p>23/01/09 03:49</text:p>
          </table:table-cell>
          <table:table-cell office:value-type="date" office:date-value="2018-07-14T17:58:09">
            <text:p>14/07/18 17:5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s://bitinfocharts.com/bitcoin/address/1NBNWXmmMCi9ZSNeC6jwCYVw5gKYpfqUZi">1NBNWXmmMCi9ZSNeC6jwCYVw5gKYpfqUZi</text:a></text:p>
          </table:table-cell>
          <table:table-cell office:value-type="string">
            <text:p>150.00 BTC ($598,890 USD)</text:p>
          </table:table-cell>
          <table:table-cell office:value-type="percentage" office:value="0.0000085239">
            <text:p>0.00%</text:p>
          </table:table-cell>
          <table:table-cell office:value-type="date" office:date-value="2009-02-07T02:54:26">
            <text:p>07/02/09 02:54</text:p>
          </table:table-cell>
          <table:table-cell office:value-type="date" office:date-value="2018-07-14T17:58:09">
            <text:p>14/07/18 17:5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s://bitinfocharts.com/bitcoin/address/1C16qVq3kZpfjCXAKvrrppqxNmRcnfbFdu">1C16qVq3kZpfjCXAKvrrppqxNmRcnfbFdu</text:a></text:p>
          </table:table-cell>
          <table:table-cell office:value-type="string">
            <text:p>150.00 BTC ($598,890 USD)</text:p>
          </table:table-cell>
          <table:table-cell office:value-type="percentage" office:value="0.0000085239">
            <text:p>0.00%</text:p>
          </table:table-cell>
          <table:table-cell office:value-type="date" office:date-value="2009-01-18T20:02:59">
            <text:p>18/01/09 20:02</text:p>
          </table:table-cell>
          <table:table-cell office:value-type="date" office:date-value="2018-07-14T17:58:09">
            <text:p>14/07/18 17:58</text:p>
          </table:table-cell>
          <table:table-cell office:value-type="float" office:value="2">
            <text:p>2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19/03/2019</text:date>, <text:time>12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29:52.03</meta:creation-date>
    <dc:date>2019-03-19T12:30:44.22</dc:date>
    <meta:editing-duration>PT52S</meta:editing-duration>
    <meta:editing-cycles>1</meta:editing-cycles>
    <meta:document-statistic meta:table-count="3" meta:cell-count="746" meta:object-count="0"/>
    <meta:generator>OpenOffice/4.1.4$Win32 OpenOffice.org_project/414m5$Build-9788</meta:generator>
  </office:meta>
</office:document-meta>
</file>